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b4b97" style:font-size-asian="12pt" style:font-size-complex="12pt"/>
    </style:style>
    <style:style style:name="P6" style:family="paragraph" style:parent-style-name="Standard" style:master-page-name="Default_20_Style28">
      <style:paragraph-properties fo:margin-top="0cm" fo:margin-bottom="0cm" loext:contextual-spacing="false" style:page-number="auto"/>
      <style:text-properties officeooo:paragraph-rsid="000b4b9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b4b9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b4b9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b4b9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b4b9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b4b9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b4b9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b4b9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b4b9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6:50Z109"/>SURAT KEPUTUSAN</text:p>
      <text:p text:style-name="P9">No. / 422 / 454 /Adm.Sek</text:p>
      <text:p text:style-name="P10"/>
      <text:p text:style-name="P11">Berdasarkan :</text:p>
      <text:list xml:id="list2986597504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WAHYUDIN</text:span></text:p>
      <text:p text:style-name="P13"><text:span text:style-name="T2"><text:tab/><text:tab/>Tempat, Tanggal Lahir<text:tab/>: Serang, 26-01-2001</text:span></text:p>
      <text:p text:style-name="P13"><text:span text:style-name="T2"><text:tab/><text:tab/>NISN<text:tab/><text:tab/><text:tab/><text:tab/>: 0018637161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6:50Z11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6:50Z11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6:50Z109"/><text:bookmark-end text:name="_Hlk481362583MailMergeMark2020-05-06T04:06:50Z1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6:34.284230365</meta:creation-date>
    <dc:date>2020-05-06T04:07:22.822449671</dc:date>
    <meta:print-date>2020-05-04T04:53:00</meta:print-date>
    <meta:editing-cycles>13</meta:editing-cycles>
    <meta:editing-duration>PT53M51S</meta:editing-duration>
    <meta:document-statistic meta:table-count="0" meta:image-count="31" meta:object-count="0" meta:page-count="1" meta:paragraph-count="210" meta:word-count="1367" meta:character-count="9625" meta:non-whitespace-character-count="842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